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rsid="000a9c5e" officeooo:paragraph-rsid="000a9c5e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0b053b" officeooo:paragraph-rsid="000b053b" style:font-weight-asian="normal" style:font-weight-complex="normal"/>
    </style:style>
    <style:style style:name="P3" style:family="paragraph" style:parent-style-name="Standard">
      <style:text-properties style:font-name="Times New Roman" fo:font-weight="normal" officeooo:rsid="000b0576" officeooo:paragraph-rsid="000b0576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rsid="000b9953" officeooo:paragraph-rsid="000b9953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0c2a59" officeooo:paragraph-rsid="000c2a59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Times New Roman" fo:font-weight="normal" officeooo:rsid="000b9953" officeooo:paragraph-rsid="000b995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yle Mallard</text:p>
      <text:p text:style-name="P5">Dr. Strange</text:p>
      <text:p text:style-name="P5">Databases</text:p>
      <text:p text:style-name="P5"/>
      <text:p text:style-name="P1">Part 1:</text:p>
      <text:p text:style-name="P1"/>
      <text:p text:style-name="P1">1. The 'test' DB is an empty set, and therefore shows no tables.</text:p>
      <text:p text:style-name="P1">2. The columns in the 'func' table goes as follows:</text:p>
      <text:p text:style-name="P1"><text:tab/>func(name, ret, dl, type)</text:p>
      <text:p text:style-name="P1">Again, this is an empty table, and therefore has no records.</text:p>
      <text:p text:style-name="P1">This table is most likely used for storing functions for programming.</text:p>
      <text:p text:style-name="P1">3.</text:p>
      <text:p text:style-name="P2">+---------------+--------------------------------------+------+-----+---------+----------------+</text:p>
      <text:p text:style-name="P2">| Field <text:s text:c="8"/>| Type <text:s text:c="32"/>| Null | Key | Default | Extra <text:s text:c="9"/>|</text:p>
      <text:p text:style-name="P2">+---------------+--------------------------------------+------+-----+---------+----------------+</text:p>
      <text:p text:style-name="P2">| state_name <text:s text:c="3"/>| varchar(20) <text:s text:c="25"/>| YES <text:s/>| <text:s text:c="4"/>| NULL <text:s text:c="3"/>| <text:s text:c="15"/>|</text:p>
      <text:p text:style-name="P2">| population <text:s text:c="4"/>| int(11) <text:s text:c="29"/>| YES <text:s/>| <text:s text:c="4"/>| NULL <text:s text:c="3"/>| <text:s text:c="15"/>|</text:p>
      <text:p text:style-name="P2">| ID <text:s text:c="17"/>| int(11) <text:s text:c="29"/>| NO <text:s text:c="2"/>| PRI | NULL <text:s text:c="3"/>| auto_increment |</text:p>
      <text:p text:style-name="P2">| pollution <text:s text:c="7"/>| varchar(20) <text:s text:c="25"/>| YES <text:s/>| <text:s text:c="4"/>| NULL <text:s text:c="3"/>| <text:s text:c="15"/>|</text:p>
      <text:p text:style-name="P2">| bigotry_level | enum('open','semibigoted','facists') | YES <text:s/>| <text:s text:c="4"/>| NULL <text:s text:c="3"/>| <text:s text:c="15"/>|</text:p>
      <text:p text:style-name="P2">+---------------+--------------------------------------+------+-----+---------+----------------+</text:p>
      <text:p text:style-name="P2">5 rows in set (0.00 sec)</text:p>
      <text:p text:style-name="P1"/>
      <text:p text:style-name="P1"/>
      <text:p text:style-name="P1"/>
      <text:p text:style-name="P3">mysql&gt; select * from states order by population desc;</text:p>
      <text:p text:style-name="P3">+-------------+------------+----+-------------+---------------+</text:p>
      <text:p text:style-name="P3">| state_name <text:s/>| population | ID | pollution <text:s text:c="2"/>| bigotry_level |</text:p>
      <text:p text:style-name="P3">+-------------+------------+----+-------------+---------------+</text:p>
      <text:p text:style-name="P3">| Louisiana <text:s text:c="2"/>| 2147483647 | 10 | Filthy <text:s text:c="5"/>| semibigoted <text:s text:c="2"/>|</text:p>
      <text:p text:style-name="P3">| Colorado <text:s text:c="3"/>| 2147483647 | <text:s/>9 | Super Clean | open <text:s text:c="9"/>|</text:p>
      <text:p text:style-name="P3">| New York <text:s text:c="2"/>| 2147483647 | <text:s/>8 | Filthy <text:s text:c="5"/>| open <text:s text:c="9"/>|</text:p>
      <text:p text:style-name="P3">| Washington| 2147483647 | <text:s/>7 | Super Clean | open <text:s text:c="9"/>|</text:p>
      <text:p text:style-name="P3">| Oregon <text:s text:c="6"/>| 2147483647 | <text:s/>6 | Super Clean | open <text:s text:c="9"/>|</text:p>
      <text:p text:style-name="P3">| California <text:s text:c="2"/>| 2147483647 | <text:s/>5 | Smoggy <text:s text:c="5"/>| open <text:s text:c="9"/>|</text:p>
      <text:p text:style-name="P3">| Tennessee <text:s text:c="2"/>| <text:s text:c="2"/>98238332 | <text:s/>1 | Clean <text:s text:c="6"/>| semibigoted <text:s text:c="2"/>|</text:p>
      <text:p text:style-name="P3">| Texas <text:s text:c="9"/>| <text:s text:c="2"/>54238332 | <text:s/>3 | Clean <text:s text:c="6"/>| semibigoted <text:s text:c="2"/>|</text:p>
      <text:p text:style-name="P3">| Mississippi | <text:s text:c="3"/>8238332 | <text:s/>2 | Clean <text:s text:c="6"/>| facists <text:s text:c="6"/>|</text:p>
      <text:p text:style-name="P3">| Alabama <text:s text:c="4"/>| <text:s text:c="3"/>2345222 | <text:s/>4 | Clean <text:s text:c="6"/>| facists <text:s text:c="6"/>|</text:p>
      <text:p text:style-name="P3">+-------------+------------+----+-------------+---------------+</text:p>
      <text:p text:style-name="P3">10 rows in set (0.00 sec)</text:p>
      <text:p text:style-name="P1"/>
      <text:p text:style-name="P1"/>
      <text:p text:style-name="P1"/>
      <text:p text:style-name="P1"/>
      <text:p text:style-name="P6">mysql&gt; select * from states order by bigotry_level desc;</text:p>
      <text:p text:style-name="P4">+-------------+------------+----+-------------+---------------+</text:p>
      <text:p text:style-name="P4">| state_name <text:s/>| population | ID | pollution <text:s text:c="2"/>| bigotry_level |</text:p>
      <text:p text:style-name="P4">+-------------+------------+----+-------------+---------------+</text:p>
      <text:p text:style-name="P4">| Mississippi | <text:s text:c="3"/>8238332 | <text:s/>2 | Clean <text:s text:c="6"/>| facists <text:s text:c="6"/>|</text:p>
      <text:p text:style-name="P4">| Alabama <text:s text:c="4"/>| <text:s text:c="3"/>2345222 | <text:s/>4 | Clean <text:s text:c="6"/>| facists <text:s text:c="6"/>|</text:p>
      <text:p text:style-name="P4">| Tennessee <text:s text:c="2"/>| <text:s text:c="2"/>98238332 | <text:s/>1 | Clean <text:s text:c="6"/>| semibigoted <text:s text:c="2"/>|</text:p>
      <text:p text:style-name="P4">| Louisiana <text:s text:c="3"/>| 2147483647 | 10 | Filthy <text:s text:c="5"/>| semibigoted <text:s text:c="2"/>|</text:p>
      <text:p text:style-name="P4">| Texas <text:s text:c="9"/>| <text:s text:c="2"/>54238332 | <text:s/>3 | Clean <text:s text:c="6"/>| semibigoted <text:s text:c="2"/>|</text:p>
      <text:p text:style-name="P4">| California <text:s text:c="2"/>| 2147483647 | <text:s/>5 | Smoggy <text:s text:c="5"/>| open <text:s text:c="9"/>|</text:p>
      <text:p text:style-name="P4">| Washington| 2147483647 | <text:s/>7 | Super Clean | open <text:s text:c="9"/>|</text:p>
      <text:p text:style-name="P4">| New York <text:s text:c="2"/>| 2147483647 | <text:s/>8 | Filthy <text:s text:c="5"/>| open <text:s text:c="9"/>|</text:p>
      <text:p text:style-name="P4">| Colorado <text:s text:c="3"/>| 2147483647 | <text:s/>9 | Super Clean | open <text:s text:c="9"/>|</text:p>
      <text:p text:style-name="P4">| Oregon <text:s text:c="6"/>| 2147483647 | <text:s/>6 | Super Clean | open <text:s text:c="9"/>|</text:p>
      <text:p text:style-name="P4">+-------------+------------+----+-------------+---------------+</text:p>
      <text:p text:style-name="P4">10 rows in set (0.00 sec)</text:p>
      <text:p text:style-name="P4"/>
      <text:p text:style-name="P4">The above query shows the interesting (though not surprising) information of the top racists, and closed-minded states in the 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5-02-11T18:48:09.421394177</meta:creation-date>
    <dc:date>2015-02-11T22:41:34.580929742</dc:date>
    <dc:creator>Kyle </dc:creator>
    <meta:editing-duration>PT3H38M13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53" meta:word-count="488" meta:character-count="3308" meta:non-whitespace-character-count="2284"/>
  </office:meta>
</office:document-meta>
</file>